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11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11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4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DO NO</text:p>
          </table:table-cell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status action 1</text:p>
          </table:table-cell>
          <table:table-cell office:value-type="string" calcext:value-type="string">
            <text:p>status action 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-20260107-3404</text:p>
          </table:table-cell>
          <table:table-cell office:value-type="float" office:value="770000" calcext:value-type="float">
            <text:p>77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-20260107-2326</text:p>
          </table:table-cell>
          <table:table-cell office:value-type="float" office:value="2900000" calcext:value-type="float">
            <text:p>29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O-20260107-7969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-20260107-3194</text:p>
          </table:table-cell>
          <table:table-cell office:value-type="float" office:value="1900000" calcext:value-type="float">
            <text:p>19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-20260107-7344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-20260107-2107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O-20260107-9278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O-20260107-2569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O-20260107-6903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O-20260107-1504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O-20260107-7257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DO-20260107-2714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O-20260107-0051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O-20260107-8242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O-20260108-4640</text:p>
          </table:table-cell>
          <table:table-cell office:value-type="float" office:value="670000" calcext:value-type="float">
            <text:p>67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O-20260108-833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O-20260108-8990</text:p>
          </table:table-cell>
          <table:table-cell office:value-type="float" office:value="1650000" calcext:value-type="float">
            <text:p>16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O-20260113-8976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O-20260113-8382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O-20260113-4726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O-20260113-5111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O-20260113-0906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O-20260113-9186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DO-20260113-4553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O-20260113-951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O-20260113-9011</text:p>
          </table:table-cell>
          <table:table-cell office:value-type="float" office:value="1325000" calcext:value-type="float">
            <text:p>1325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O-20260113-1825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O-20260113-2773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O-20260113-2853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DO-20260113-0989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DO-20260113-9785</text:p>
          </table:table-cell>
          <table:table-cell office:value-type="float" office:value="350000" calcext:value-type="float">
            <text:p>3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DO-20260113-4475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DO-20260113-9992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O-20260114-7916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O-20260115-4605</text:p>
          </table:table-cell>
          <table:table-cell office:value-type="float" office:value="1325000" calcext:value-type="float">
            <text:p>1325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O-20260115-3239</text:p>
          </table:table-cell>
          <table:table-cell office:value-type="float" office:value="1900000" calcext:value-type="float">
            <text:p>19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O-20260115-67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DO-20260115-9948</text:p>
          </table:table-cell>
          <table:table-cell office:value-type="float" office:value="2900000" calcext:value-type="float">
            <text:p>29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office:value-type="string" calcext:value-type="string">
            <text:p>103-1</text:p>
          </table:table-cell>
          <table:table-cell office:value-type="string" calcext:value-type="string">
            <text:p>DO-20260123-6540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DO-20260123-3270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DO-20260123-0313</text:p>
          </table:table-cell>
          <table:table-cell office:value-type="float" office:value="2550000" calcext:value-type="float">
            <text:p>25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DO-20260123-327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DO-20260123-7509 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DO-20260123-2915</text:p>
          </table:table-cell>
          <table:table-cell office:value-type="float" office:value="2900000" calcext:value-type="float">
            <text:p>29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-20260123-8979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-20260123-2461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DO-20260123-812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DO-20260123-0055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O-20260123-5179</text:p>
          </table:table-cell>
          <table:table-cell office:value-type="float" office:value="2450000" calcext:value-type="float">
            <text:p>245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O-20260123-7661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O-20260123-7699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DO-20260123-6707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DO-20260123-0583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DO-20260123-1535</text:p>
          </table:table-cell>
          <table:table-cell office:value-type="float" office:value="1900000" calcext:value-type="float">
            <text:p>19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DO-20260123-3486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DO-20260123-732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DO-20260123-1118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istribusi</text:p>
          </table:table-cell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DO-20260123-11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DO-20260123-11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DO-20260123-11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DO-20260123-11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DO-20260123-11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DO-20260123-11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DO-20260123-11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 _)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/>
      <number:text>/</number:text>
      <number:day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currency-style style:name="N159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9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157E+308" style:apply-style-name="N169P0"/>
    </number:text-style>
    <number:date-style style:name="N17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71">
      <number:text-content/>
      <style:map style:condition="value()&lt;=1.7976931348623157E+308" style:apply-style-name="N171P0"/>
    </number:text-style>
    <number:date-style style:name="N173P0" style:volatile="true">
      <number:day number:style="long"/>
      <number:text>/</number:text>
      <number:month number:style="long"/>
      <number:text>/</number:text>
      <number:year/>
    </number:date-style>
    <number:text-style style:name="N173">
      <number:text-content/>
      <style:map style:condition="value()&lt;=1.7976931348623157E+308" style:apply-style-name="N173P0"/>
    </number:text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 loext:blank-width-char="("> </number:text>
      <number:fill-character> </number:fill-character>
      <number:number number:decimal-places="7" number:min-decimal-places="7" number:min-integer-digits="1" number:grouping="true"/>
      <number:text loext:blank-width-char=")"> </number:text>
    </number:number-style>
    <number:number-style style:name="N177P1" style:volatile="true">
      <number:text loext:blank-width-char="("> </number:text>
      <number:fill-character> </number:fill-character>
      <number:text>(</number:text>
      <number:number number:decimal-places="7" number:min-decimal-places="7" number:min-integer-digits="1" number:grouping="true"/>
      <number:text>)</number:text>
    </number:number-style>
    <number:number-style style:name="N177P2" style:volatile="true">
      <number:text loext:blank-width-char="("> </number:text>
      <number:fill-character> </number:fill-character>
      <number:text>- _)</number:text>
    </number:number-style>
    <number:text-style style:name="N177">
      <number:text loext:blank-width-char="("> </number:text>
      <number:text-content/>
      <number:text loext:blank-width-char=")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8P0"/>
    </number:currency-style>
    <number:currency-style style:name="N17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9P0"/>
    </number:currency-style>
    <number:currency-style style:name="N18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currency-style style:name="N18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 loext:blank-width-char=")1">-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3">
      <number:text loext:blank-width-char="("> </number:text>
      <number:text-content/>
      <number:text loext:blank-width-char=")"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4">
      <number:text loext:blank-width-char="("> </number:text>
      <number:text-content/>
      <number:text loext:blank-width-char=")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currency-style style:name="N18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 loext:blank-width-char="("> </number:text>
      <number:fill-character> </number:fill-character>
      <number:text loext:blank-width-char=")1">- </number:text>
    </number:number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88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88">
      <number:text-content/>
      <style:map style:condition="value()&lt;=1.7976931348623157E+308" style:apply-style-name="N188P0"/>
    </number:text-style>
    <number:number-style style:name="N18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0">
      <number:text loext:blank-width-char="("> </number:text>
      <number:text-content/>
      <number:text loext:blank-width-char=")"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 loext:blank-width-char="("> </number:text>
      <number:fill-character> </number:fill-character>
      <number:number number:decimal-places="7" number:min-decimal-places="7" number:min-integer-digits="1" number:grouping="true"/>
      <number:text loext:blank-width-char=")"> </number:text>
    </number:number-style>
    <number:number-style style:name="N191P1" style:volatile="true">
      <number:text loext:blank-width-char="("> </number:text>
      <number:fill-character> </number:fill-character>
      <number:text>(</number:text>
      <number:number number:decimal-places="7" number:min-decimal-places="7" number:min-integer-digits="1" number:grouping="true"/>
      <number:text>)</number:text>
    </number:number-style>
    <number:number-style style:name="N191P2" style:volatile="true">
      <number:text loext:blank-width-char="("> </number:text>
      <number:fill-character> </number:fill-character>
      <number:text loext:blank-width-char=")1">- </number:text>
    </number:number-style>
    <number:text-style style:name="N191">
      <number:text loext:blank-width-char="("> </number:text>
      <number:text-content/>
      <number:text loext:blank-width-char=")"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12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12" number:language="id" number:country="ID">
      <number:text-content/>
      <style:map style:condition="value()&lt;=1.7976931348623157E+308" style:apply-style-name="N10112P0"/>
    </number:text-style>
    <number:date-style style:name="N2013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30" number:language="en" number:country="US">
      <number:text-content/>
      <style:map style:condition="value()&lt;=1.7976931348623157E+308" style:apply-style-name="N20130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8:36:20.345527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09:39:15.186657947</meta:creation-date>
    <dc:date>2026-01-30T08:41:44.212686814</dc:date>
    <meta:editing-duration>PT26M37S</meta:editing-duration>
    <meta:editing-cycles>3</meta:editing-cycles>
    <meta:generator>LibreOffice/24.2.7.2$Linux_X86_64 LibreOffice_project/420$Build-2</meta:generator>
    <meta:document-statistic meta:table-count="1" meta:cell-count="311" meta:object-count="0"/>
  </office:meta>
</office:document-meta>
</file>